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583in" svg:y="4.5862in">
            <draw:object draw:notify-on-update-of-ranges="Sheet1.A2:Sheet1.A10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394in" svg:height="3.3524in" svg:x="1.7705in" svg:y="1.8201in">
            <draw:object draw:notify-on-update-of-ranges="Sheet1.C2:Sheet1.C10 Sheet1.B2:Sheet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LN([.A2])" office:value-type="float" office:value="4.60517018598809" calcext:value-type="float">
            <text:p>4.605170185988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table:formula="of:=LN([.A3])" office:value-type="float" office:value="6.21460809842219" calcext:value-type="float">
            <text:p>6.214608098422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formula="of:=LN([.A4])" office:value-type="float" office:value="6.90775527898214" calcext:value-type="float">
            <text:p>6.907755278982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table:formula="of:=LN([.A5])" office:value-type="float" office:value="9.21034037197618" calcext:value-type="float">
            <text:p>9.210340371976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3" calcext:value-type="float">
            <text:p>123</text:p>
          </table:table-cell>
          <table:table-cell table:formula="of:=LN([.A6])" office:value-type="float" office:value="9.90348755253613" calcext:value-type="float">
            <text:p>9.903487552536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7" calcext:value-type="float">
            <text:p>137</text:p>
          </table:table-cell>
          <table:table-cell table:formula="of:=LN([.A7])" office:value-type="float" office:value="10.8197782844103" calcext:value-type="float">
            <text:p>10.81977828441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6" calcext:value-type="float">
            <text:p>156</text:p>
          </table:table-cell>
          <table:table-cell table:formula="of:=LN([.A8])" office:value-type="float" office:value="11.5129254649702" calcext:value-type="float">
            <text:p>11.512925464970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67" calcext:value-type="float">
            <text:p>167</text:p>
          </table:table-cell>
          <table:table-cell table:formula="of:=LN([.A9])" office:value-type="float" office:value="12.4292161968444" calcext:value-type="float">
            <text:p>12.429216196844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4" calcext:value-type="float">
            <text:p>174</text:p>
          </table:table-cell>
          <table:table-cell table:formula="of:=LN([.A10])" office:value-type="float" office:value="12.8992198260901" calcext:value-type="float">
            <text:p>12.899219826090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77" calcext:value-type="float">
            <text:p>177</text:p>
          </table:table-cell>
          <table:table-cell table:formula="of:=LN([.A11])" office:value-type="float" office:value="13.1223633774043" calcext:value-type="float">
            <text:p>13.1223633774043</text:p>
          </table:table-cell>
        </table:table-row>
      </table:table>
      <table:table table:name="Sheet2" table:style-name="ta1">
        <table:shapes>
          <draw:frame draw:z-index="0" draw:style-name="gr1" draw:text-style-name="P1" svg:width="5.2917in" svg:height="3.5807in" svg:x="1.8949in" svg:y="2.7343in">
            <draw:object draw:notify-on-update-of-ranges="Sheet2.A2:Sheet2.A16 Sheet2.B2:Sheet2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443" calcext:value-type="float">
            <text:p>2443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0in" svg:y="2.461in">
            <draw:object draw:notify-on-update-of-ranges="Sheet3.A2:Sheet3.A12 Sheet3.B2:Sheet3.B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617" calcext:value-type="float">
            <text:p>4617</text:p>
          </table:table-cell>
        </table:table-row>
      </table:table>
      <table:table table:name="Sheet4" table:style-name="ta1">
        <table:shapes>
          <draw:frame draw:z-index="0" draw:style-name="gr1" draw:text-style-name="P1" svg:width="6.298in" svg:height="3.5386in" svg:x="0.8469in" svg:y="3.1323in">
            <draw:object draw:notify-on-update-of-ranges="Sheet4.A2:Sheet4.A15 Sheet4.B2:Sheet4.B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422" calcext:value-type="float">
            <text:p>1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12:57.103000000</meta:creation-date>
    <dc:date>2023-03-01T18:34:39.709000000</dc:date>
    <meta:editing-duration>PT11H42M22S</meta:editing-duration>
    <meta:editing-cycles>3</meta:editing-cycles>
    <meta:generator>LibreOffice/7.4.2.3$Windows_X86_64 LibreOffice_project/382eef1f22670f7f4118c8c2dd222ec7ad009daf</meta:generator>
    <meta:document-statistic meta:table-count="4" meta:cell-count="11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2cm" svg:y="0.316cm" chart:style-name="ch2">
          <text:p>T(N)</text:p>
        </chart:title>
        <chart:plot-area chart:style-name="ch3" table:cell-range-address="Sheet1.A2:Sheet1.B10" svg:x="0.431cm" svg:y="1.299cm" svg:width="15.244cm" svg:height="7.407cm">
          <chart:coordinate-region svg:x="1.254cm" svg:y="1.502cm" svg:width="13.849cm" svg:height="6.551cm"/>
          <chart:axis chart:dimension="x" chart:name="primary-x" chart:style-name="ch4">
            <chart:title svg:x="7.879cm" svg:y="8.45cm" chart:style-name="ch5">
              <text:p>N</text:p>
            </chart:title>
          </chart:axis>
          <chart:axis chart:dimension="y" chart:name="primary-y" chart:style-name="ch6">
            <chart:title svg:x="0cm" svg:y="5.451cm" chart:style-name="ch7">
              <text:p>T, ms</text:p>
            </chart:title>
            <chart:grid chart:style-name="ch8" chart:class="major"/>
          </chart:axis>
          <chart:series chart:style-name="ch9" chart:values-cell-range-address="Sheet1.B2:Sheet1.B10" chart:class="chart:scatter">
            <chart:domain table:cell-range-address="Sheet1.A2:Sheet1.A10"/>
            <chart:regression-curve chart:style-name="ch10">
              <chart:equation chart:display-equation="true" chart:display-r-square="true" svg:x="2.677cm" svg:y="5.208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0</svg:desc>
                </draw:g>
              </table:table-cell>
              <table:table-cell office:value-type="float" office:value="50">
                <text:p>50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00">
                <text:p>250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55cm" svg:height="8.516cm" xlink:href=".." xlink:type="simple" chart:class="chart:scatter" chart:column-mapping="1 0" chart:style-name="ch1">
        <chart:title svg:x="5.661cm" svg:y="0.306cm" chart:style-name="ch2">
          <text:p>T(ln(N))</text:p>
        </chart:title>
        <chart:plot-area chart:style-name="ch3" table:cell-range-address="Sheet1.B2:Sheet1.C10" svg:x="0.256cm" svg:y="1.339cm" svg:width="12.555cm" svg:height="6.834cm">
          <chart:coordinate-region svg:x="1.079cm" svg:y="1.541cm" svg:width="11.541cm" svg:height="5.979cm"/>
          <chart:axis chart:dimension="x" chart:name="primary-x" chart:style-name="ch4">
            <chart:title svg:x="6.137cm" svg:y="7.966cm" chart:style-name="ch5">
              <text:p>ln(N)</text:p>
            </chart:title>
          </chart:axis>
          <chart:axis chart:dimension="y" chart:name="primary-y" chart:style-name="ch6">
            <chart:title svg:x="0cm" svg:y="5.205cm" chart:style-name="ch7">
              <text:p>T, ms</text:p>
            </chart:title>
            <chart:grid chart:style-name="ch8" chart:class="major"/>
          </chart:axis>
          <chart:series chart:style-name="ch9" chart:values-cell-range-address="Sheet1.B2:Sheet1.B10" chart:class="chart:scatter">
            <chart:domain table:cell-range-address="Sheet1.C2:Sheet1.C10"/>
            <chart:regression-curve chart:style-name="ch10">
              <chart:equation chart:display-equation="true" chart:display-r-square="true" svg:x="7.86cm" svg:y="4.637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0517018598809">
                <text:p>4.60517018598809</text:p>
                <draw:g>
                  <svg:desc>Sheet1.C2:Sheet1.C10</svg:desc>
                </draw:g>
              </table:table-cell>
              <table:table-cell office:value-type="float" office:value="50">
                <text:p>50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0775527898214">
                <text:p>6.90775527898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348755253613">
                <text:p>9.903487552536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197782844103">
                <text:p>10.81977828441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129254649702">
                <text:p>11.51292546497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292161968444">
                <text:p>12.42921619684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992198260901">
                <text:p>12.8992198260901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2cm" svg:height="9.096cm" xlink:href=".." xlink:type="simple" chart:class="chart:scatter" chart:style-name="ch1">
        <chart:title svg:x="6.183cm" svg:y="0.317cm" chart:style-name="ch2">
          <text:p>T(N)</text:p>
        </chart:title>
        <chart:plot-area chart:style-name="ch3" table:cell-range-address="Sheet2.A2:Sheet2.B16" svg:x="0.328cm" svg:y="1.315cm" svg:width="12.935cm" svg:height="7.173cm">
          <chart:coordinate-region svg:x="1.341cm" svg:y="1.518cm" svg:width="11.35cm" svg:height="6.317cm"/>
          <chart:axis chart:dimension="x" chart:name="primary-x" chart:style-name="ch4">
            <chart:title svg:x="6.621cm" svg:y="8.546cm" chart:style-name="ch5">
              <text:p>N</text:p>
            </chart:title>
          </chart:axis>
          <chart:axis chart:dimension="y" chart:name="primary-y" chart:style-name="ch6">
            <chart:title svg:x="0cm" svg:y="5.35cm" chart:style-name="ch7">
              <text:p>T, ms</text:p>
            </chart:title>
            <chart:grid chart:style-name="ch8" chart:class="major"/>
          </chart:axis>
          <chart:series chart:style-name="ch9" chart:values-cell-range-address="Sheet2.B2:Sheet2.B16" chart:class="chart:scatter">
            <chart:domain table:cell-range-address="Sheet2.A2:Sheet2.A16"/>
            <chart:regression-curve chart:style-name="ch10">
              <chart:equation chart:display-equation="true" chart:display-r-square="true" svg:x="6.741cm" svg:y="5.233cm" chart:style-name="ch11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2.A2:Sheet2.A16</svg:desc>
                </draw:g>
              </table:table-cell>
              <table:table-cell office:value-type="float" office:value="1">
                <text:p>1</text:p>
                <draw:g>
                  <svg:desc>Sheet2.B2:Sheet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">
                <text:p>15000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0">
                <text:p>25000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00">
                <text:p>35000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2443">
                <text:p>2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2cm" svg:y="0.316cm" chart:style-name="ch2">
          <text:p>T(N)</text:p>
        </chart:title>
        <chart:plot-area chart:style-name="ch3" table:cell-range-address="Sheet3.A2:Sheet3.B12" svg:x="1.321cm" svg:y="1.301cm" svg:width="14.359cm" svg:height="6.548cm">
          <chart:coordinate-region svg:x="2.334cm" svg:y="1.503cm" svg:width="12.869cm" svg:height="5.693cm"/>
          <chart:axis chart:dimension="x" chart:name="primary-x" chart:style-name="ch4">
            <chart:title svg:x="8.326cm" svg:y="8.029cm" chart:style-name="ch5">
              <text:p>N</text:p>
            </chart:title>
          </chart:axis>
          <chart:axis chart:dimension="y" chart:name="primary-y" chart:style-name="ch6">
            <chart:title svg:x="0.451cm" svg:y="5.024cm" chart:style-name="ch7">
              <text:p>T, ms</text:p>
            </chart:title>
            <chart:grid chart:style-name="ch8" chart:class="major"/>
          </chart:axis>
          <chart:series chart:style-name="ch9" chart:values-cell-range-address="Sheet3.B2:Sheet3.B12" chart:class="chart:scatter">
            <chart:domain table:cell-range-address="Sheet3.A2:Sheet3.A12"/>
            <chart:regression-curve chart:style-name="ch10">
              <chart:equation chart:display-equation="true"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3.A2:Sheet3.A12</svg:desc>
                </draw:g>
              </table:table-cell>
              <table:table-cell office:value-type="float" office:value="2">
                <text:p>2</text:p>
                <draw:g>
                  <svg:desc>Sheet3.B2:Sheet3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4">
                <text:p>614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0">
                <text:p>1200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">
                <text:p>1800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4617">
                <text:p>4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7.461cm" svg:y="0.315cm" chart:style-name="ch2">
          <text:p>T(N)</text:p>
        </chart:title>
        <chart:plot-area chart:style-name="ch3" table:cell-range-address="Sheet4.A2:Sheet4.B15" svg:x="0.285cm" svg:y="1.299cm" svg:width="15.392cm" svg:height="7.342cm">
          <chart:coordinate-region svg:x="1.298cm" svg:y="1.501cm" svg:width="13.806cm" svg:height="6.487cm"/>
          <chart:axis chart:dimension="x" chart:name="primary-x" chart:style-name="ch4">
            <chart:title svg:x="7.807cm" svg:y="8.439cm" chart:style-name="ch5">
              <text:p>N</text:p>
            </chart:title>
          </chart:axis>
          <chart:axis chart:dimension="y" chart:name="primary-y" chart:style-name="ch6">
            <chart:title svg:x="0cm" svg:y="5.419cm" chart:style-name="ch7">
              <text:p>T, ms</text:p>
            </chart:title>
            <chart:grid chart:style-name="ch8" chart:class="major"/>
          </chart:axis>
          <chart:series chart:style-name="ch9" chart:values-cell-range-address="Sheet4.B2:Sheet4.B15" chart:class="chart:scatter">
            <chart:domain table:cell-range-address="Sheet4.A2:Sheet4.A15"/>
            <chart:regression-curve chart:style-name="ch10">
              <chart:equation chart:display-equation="true" chart:display-r-square="true" chart:style-name="ch11"/>
            </chart:regression-curve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Sheet4.A2:Sheet4.A15</svg:desc>
                </draw:g>
              </table:table-cell>
              <table:table-cell office:value-type="float" office:value="1">
                <text:p>1</text:p>
                <draw:g>
                  <svg:desc>Sheet4.B2:Sheet4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">
                <text:p>1500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0">
                <text:p>2500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/>
              <table:table-cell office:value-type="float" office:value="300000">
                <text:p>3000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/>
              <table:table-cell office:value-type="float" office:value="400000">
                <text:p>40000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1422">
                <text:p>1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